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34pt"/>
    </style:style>
    <style:style style:name="co2" style:family="table-column">
      <style:table-column-properties fo:break-before="auto" style:column-width="94.2pt"/>
    </style:style>
    <style:style style:name="co3" style:family="table-column">
      <style:table-column-properties fo:break-before="auto" style:column-width="93.2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sa2all_agg_bucket" table:style-name="ta1">
        <table:shapes>
          <draw:frame draw:z-index="0" draw:style-name="gr1" draw:text-style-name="P1" svg:width="453.51pt" svg:height="255.09pt" svg:x="129.09pt" svg:y="67.78pt">
            <loext:p draw:notify-on-update-of-ranges="usa2all_agg_bucket.B1:usa2all_agg_bucket.P1 usa2all_agg_bucket.A2:usa2all_agg_bucket.A2 usa2all_agg_bucket.B2:usa2all_agg_bucket.P2 usa2all_agg_bucket.A3:usa2all_agg_bucket.A3 usa2all_agg_bucket.B3:usa2all_agg_bucket.P3 usa2all_agg_bucket.A4:usa2all_agg_bucket.A4 usa2all_agg_bucket.B4:usa2all_agg_bucket.P4 usa2all_agg_bucket.A5:usa2all_agg_bucket.A5 usa2all_agg_bucket.B5:usa2all_agg_bucket.P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691.51pt" svg:y="66.84pt">
            <loext:p draw:notify-on-update-of-ranges="usa2all_agg_bucket.B1:usa2all_agg_bucket.P1 usa2all_agg_bucket.A2:usa2all_agg_bucket.A2 usa2all_agg_bucket.B2:usa2all_agg_bucket.P2 usa2all_agg_bucket.A3:usa2all_agg_bucket.A3 usa2all_agg_bucket.B3:usa2all_agg_bucket.P3 usa2all_agg_bucket.A4:usa2all_agg_bucket.A4 usa2all_agg_bucket.B4:usa2all_agg_bucket.P4 usa2all_agg_bucket.A5:usa2all_agg_bucket.A5 usa2all_agg_bucket.B5:usa2all_agg_bucket.P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column table:style-name="co3" table:number-columns-repeated="2" table:default-cell-style-name="Default"/>
        <table:table-column table:style-name="co2" table:number-columns-repeated="6" table:default-cell-style-name="Default"/>
        <table:table-row table:style-name="ro1">
          <table:table-cell/>
          <table:table-cell table:style-name="ce1" office:value-type="string" calcext:value-type="string">
            <text:p>'00</text:p>
          </table:table-cell>
          <table:table-cell table:style-name="ce1" office:value-type="string" calcext:value-type="string">
            <text:p>'01</text:p>
          </table:table-cell>
          <table:table-cell table:style-name="ce1" office:value-type="string" calcext:value-type="string">
            <text:p>'02</text:p>
          </table:table-cell>
          <table:table-cell table:style-name="ce1" office:value-type="string" calcext:value-type="string">
            <text:p>'03</text:p>
          </table:table-cell>
          <table:table-cell table:style-name="ce1" office:value-type="string" calcext:value-type="string">
            <text:p>'04</text:p>
          </table:table-cell>
          <table:table-cell table:style-name="ce1" office:value-type="string" calcext:value-type="string">
            <text:p>'05</text:p>
          </table:table-cell>
          <table:table-cell table:style-name="ce1" office:value-type="string" calcext:value-type="string">
            <text:p>'06</text:p>
          </table:table-cell>
          <table:table-cell table:style-name="ce1" office:value-type="string" calcext:value-type="string">
            <text:p>'07</text:p>
          </table:table-cell>
          <table:table-cell table:style-name="ce1" office:value-type="string" calcext:value-type="string">
            <text:p>'08</text:p>
          </table:table-cell>
          <table:table-cell table:style-name="ce1" office:value-type="string" calcext:value-type="string">
            <text:p>'09</text:p>
          </table:table-cell>
          <table:table-cell table:style-name="ce1" office:value-type="string" calcext:value-type="string">
            <text:p>'10</text:p>
          </table:table-cell>
          <table:table-cell table:style-name="ce1" office:value-type="string" calcext:value-type="string">
            <text:p>'11</text:p>
          </table:table-cell>
          <table:table-cell table:style-name="ce1" office:value-type="string" calcext:value-type="string">
            <text:p>'12</text:p>
          </table:table-cell>
          <table:table-cell table:style-name="ce1" office:value-type="string" calcext:value-type="string">
            <text:p>'13</text:p>
          </table:table-cell>
          <table:table-cell table:style-name="ce1" office:value-type="string" calcext:value-type="string">
            <text:p>'14</text:p>
          </table:table-cell>
        </table:table-row>
        <table:table-row table:style-name="ro1">
          <table:table-cell office:value-type="string" calcext:value-type="string">
            <text:p>DVA</text:p>
          </table:table-cell>
          <table:table-cell office:value-type="float" office:value="727423.104725516" calcext:value-type="float">
            <text:p>727423.104725516</text:p>
          </table:table-cell>
          <table:table-cell office:value-type="float" office:value="695433.484729617" calcext:value-type="float">
            <text:p>695433.484729617</text:p>
          </table:table-cell>
          <table:table-cell office:value-type="float" office:value="681837.605419595" calcext:value-type="float">
            <text:p>681837.605419595</text:p>
          </table:table-cell>
          <table:table-cell office:value-type="float" office:value="709239.684865047" calcext:value-type="float">
            <text:p>709239.684865047</text:p>
          </table:table-cell>
          <table:table-cell office:value-type="float" office:value="791096.580689104" calcext:value-type="float">
            <text:p>791096.580689104</text:p>
          </table:table-cell>
          <table:table-cell office:value-type="float" office:value="869730.855562856" calcext:value-type="float">
            <text:p>869730.855562856</text:p>
          </table:table-cell>
          <table:table-cell office:value-type="float" office:value="990690.321205802" calcext:value-type="float">
            <text:p>990690.321205802</text:p>
          </table:table-cell>
          <table:table-cell office:value-type="float" office:value="1136648.88476809" calcext:value-type="float">
            <text:p>1136648.88476809</text:p>
          </table:table-cell>
          <table:table-cell office:value-type="float" office:value="1247468.4521452" calcext:value-type="float">
            <text:p>1247468.4521452</text:p>
          </table:table-cell>
          <table:table-cell office:value-type="float" office:value="1109360.2881778" calcext:value-type="float">
            <text:p>1109360.2881778</text:p>
          </table:table-cell>
          <table:table-cell office:value-type="float" office:value="1260727.46017516" calcext:value-type="float">
            <text:p>1260727.46017516</text:p>
          </table:table-cell>
          <table:table-cell office:value-type="float" office:value="1415620.50136639" calcext:value-type="float">
            <text:p>1415620.50136639</text:p>
          </table:table-cell>
          <table:table-cell office:value-type="float" office:value="1465931.35581351" calcext:value-type="float">
            <text:p>1465931.35581351</text:p>
          </table:table-cell>
          <table:table-cell office:value-type="float" office:value="1498718.56815273" calcext:value-type="float">
            <text:p>1498718.56815273</text:p>
          </table:table-cell>
          <table:table-cell office:value-type="float" office:value="1544752.2411059" calcext:value-type="float">
            <text:p>1544752.2411059</text:p>
          </table:table-cell>
        </table:table-row>
        <table:table-row table:style-name="ro1">
          <table:table-cell office:value-type="string" calcext:value-type="string">
            <text:p>RDV</text:p>
          </table:table-cell>
          <table:table-cell office:value-type="float" office:value="95656.4957771083" calcext:value-type="float">
            <text:p>95656.4957771083</text:p>
          </table:table-cell>
          <table:table-cell office:value-type="float" office:value="88098.8442002186" calcext:value-type="float">
            <text:p>88098.8442002186</text:p>
          </table:table-cell>
          <table:table-cell office:value-type="float" office:value="86355.284716801" calcext:value-type="float">
            <text:p>86355.284716801</text:p>
          </table:table-cell>
          <table:table-cell office:value-type="float" office:value="87836.4481525239" calcext:value-type="float">
            <text:p>87836.4481525239</text:p>
          </table:table-cell>
          <table:table-cell office:value-type="float" office:value="96773.7531243862" calcext:value-type="float">
            <text:p>96773.7531243862</text:p>
          </table:table-cell>
          <table:table-cell office:value-type="float" office:value="101303.211113351" calcext:value-type="float">
            <text:p>101303.211113351</text:p>
          </table:table-cell>
          <table:table-cell office:value-type="float" office:value="109019.582914452" calcext:value-type="float">
            <text:p>109019.582914452</text:p>
          </table:table-cell>
          <table:table-cell office:value-type="float" office:value="110177.616329062" calcext:value-type="float">
            <text:p>110177.616329062</text:p>
          </table:table-cell>
          <table:table-cell office:value-type="float" office:value="108787.612656411" calcext:value-type="float">
            <text:p>108787.612656411</text:p>
          </table:table-cell>
          <table:table-cell office:value-type="float" office:value="86846.4441007493" calcext:value-type="float">
            <text:p>86846.4441007493</text:p>
          </table:table-cell>
          <table:table-cell office:value-type="float" office:value="104865.509120189" calcext:value-type="float">
            <text:p>104865.509120189</text:p>
          </table:table-cell>
          <table:table-cell office:value-type="float" office:value="109400.453021844" calcext:value-type="float">
            <text:p>109400.453021844</text:p>
          </table:table-cell>
          <table:table-cell office:value-type="float" office:value="113325.460783899" calcext:value-type="float">
            <text:p>113325.460783899</text:p>
          </table:table-cell>
          <table:table-cell office:value-type="float" office:value="113066.797637564" calcext:value-type="float">
            <text:p>113066.797637564</text:p>
          </table:table-cell>
          <table:table-cell office:value-type="float" office:value="121364.710606141" calcext:value-type="float">
            <text:p>121364.710606141</text:p>
          </table:table-cell>
        </table:table-row>
        <table:table-row table:style-name="ro1">
          <table:table-cell office:value-type="string" calcext:value-type="string">
            <text:p>FVA</text:p>
          </table:table-cell>
          <table:table-cell office:value-type="float" office:value="61205.2450802603" calcext:value-type="float">
            <text:p>61205.2450802603</text:p>
          </table:table-cell>
          <table:table-cell office:value-type="float" office:value="52268.4005145385" calcext:value-type="float">
            <text:p>52268.4005145385</text:p>
          </table:table-cell>
          <table:table-cell office:value-type="float" office:value="49984.4715211614" calcext:value-type="float">
            <text:p>49984.4715211614</text:p>
          </table:table-cell>
          <table:table-cell office:value-type="float" office:value="53115.7179049466" calcext:value-type="float">
            <text:p>53115.7179049466</text:p>
          </table:table-cell>
          <table:table-cell office:value-type="float" office:value="66152.7297956397" calcext:value-type="float">
            <text:p>66152.7297956397</text:p>
          </table:table-cell>
          <table:table-cell office:value-type="float" office:value="79814.3769047199" calcext:value-type="float">
            <text:p>79814.3769047199</text:p>
          </table:table-cell>
          <table:table-cell office:value-type="float" office:value="98422.351446877" calcext:value-type="float">
            <text:p>98422.351446877</text:p>
          </table:table-cell>
          <table:table-cell office:value-type="float" office:value="111576.595107939" calcext:value-type="float">
            <text:p>111576.595107939</text:p>
          </table:table-cell>
          <table:table-cell office:value-type="float" office:value="138250.721064298" calcext:value-type="float">
            <text:p>138250.721064298</text:p>
          </table:table-cell>
          <table:table-cell office:value-type="float" office:value="91605.0128875596" calcext:value-type="float">
            <text:p>91605.0128875596</text:p>
          </table:table-cell>
          <table:table-cell office:value-type="float" office:value="118160.801489772" calcext:value-type="float">
            <text:p>118160.801489772</text:p>
          </table:table-cell>
          <table:table-cell office:value-type="float" office:value="153365.38292255" calcext:value-type="float">
            <text:p>153365.38292255</text:p>
          </table:table-cell>
          <table:table-cell office:value-type="float" office:value="160560.728187174" calcext:value-type="float">
            <text:p>160560.728187174</text:p>
          </table:table-cell>
          <table:table-cell office:value-type="float" office:value="161944.991915464" calcext:value-type="float">
            <text:p>161944.991915464</text:p>
          </table:table-cell>
          <table:table-cell office:value-type="float" office:value="164936.996462046" calcext:value-type="float">
            <text:p>164936.996462046</text:p>
          </table:table-cell>
        </table:table-row>
        <table:table-row table:style-name="ro1">
          <table:table-cell office:value-type="string" calcext:value-type="string">
            <text:p>PDC</text:p>
          </table:table-cell>
          <table:table-cell office:value-type="float" office:value="33691.0477419801" calcext:value-type="float">
            <text:p>33691.0477419801</text:p>
          </table:table-cell>
          <table:table-cell office:value-type="float" office:value="27631.5104729943" calcext:value-type="float">
            <text:p>27631.5104729943</text:p>
          </table:table-cell>
          <table:table-cell office:value-type="float" office:value="26280.5188142456" calcext:value-type="float">
            <text:p>26280.5188142456</text:p>
          </table:table-cell>
          <table:table-cell office:value-type="float" office:value="27494.1494018182" calcext:value-type="float">
            <text:p>27494.1494018182</text:p>
          </table:table-cell>
          <table:table-cell office:value-type="float" office:value="34609.0922212137" calcext:value-type="float">
            <text:p>34609.0922212137</text:p>
          </table:table-cell>
          <table:table-cell office:value-type="float" office:value="40682.8567271411" calcext:value-type="float">
            <text:p>40682.8567271411</text:p>
          </table:table-cell>
          <table:table-cell office:value-type="float" office:value="49173.7302839626" calcext:value-type="float">
            <text:p>49173.7302839626</text:p>
          </table:table-cell>
          <table:table-cell office:value-type="float" office:value="53477.3207799119" calcext:value-type="float">
            <text:p>53477.3207799119</text:p>
          </table:table-cell>
          <table:table-cell office:value-type="float" office:value="62829.4801953112" calcext:value-type="float">
            <text:p>62829.4801953112</text:p>
          </table:table-cell>
          <table:table-cell office:value-type="float" office:value="39060.4953342342" calcext:value-type="float">
            <text:p>39060.4953342342</text:p>
          </table:table-cell>
          <table:table-cell office:value-type="float" office:value="53029.0236176184" calcext:value-type="float">
            <text:p>53029.0236176184</text:p>
          </table:table-cell>
          <table:table-cell office:value-type="float" office:value="68527.4574072868" calcext:value-type="float">
            <text:p>68527.4574072868</text:p>
          </table:table-cell>
          <table:table-cell office:value-type="float" office:value="69861.1585653267" calcext:value-type="float">
            <text:p>69861.1585653267</text:p>
          </table:table-cell>
          <table:table-cell office:value-type="float" office:value="72654.0623482986" calcext:value-type="float">
            <text:p>72654.0623482986</text:p>
          </table:table-cell>
          <table:table-cell office:value-type="float" office:value="75258.1415187004" calcext:value-type="float">
            <text:p>75258.14151870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28">00/00/0000</text:date>, <text:time style:data-style-name="N2" text:time-value="11:47:54.2734533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8T22:38:46.165891013</dc:date>
    <meta:editing-duration>PT10H33M31S</meta:editing-duration>
    <meta:editing-cycles>3</meta:editing-cycles>
    <meta:generator>LibreOffice/5.4.1.2$MacOSX_X86_64 LibreOffice_project/ea7cb86e6eeb2bf3a5af73a8f7777ac570321527</meta:generator>
    <meta:document-statistic meta:table-count="1" meta:cell-count="7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828cm" svg:y="0.315cm" chart:style-name="ch2">
          <text:p>Gross Exports Decomposition - Buckets</text:p>
        </chart:title>
        <chart:subtitle svg:x="4.383cm" svg:y="1.269cm" chart:style-name="ch3">
          <text:p>United States, 2000-2014 (millions of $)</text:p>
        </chart:subtitle>
        <chart:legend chart:legend-position="end" svg:x="13.944cm" svg:y="3.566cm" style:legend-expansion="high" chart:style-name="ch4"/>
        <chart:plot-area chart:style-name="ch5" table:cell-range-address="usa2all_agg_bucket.A1:usa2all_agg_bucket.P5" chart:data-source-has-labels="both" svg:x="1.302cm" svg:y="2.084cm" svg:width="12.322cm" svg:height="5.784cm">
          <chartooo:coordinate-region svg:x="2.668cm" svg:y="2.255cm" svg:width="10.551cm" svg:height="5.022cm"/>
          <chart:axis chart:dimension="x" chart:name="primary-x" chart:style-name="ch6" chartooo:axis-type="auto">
            <chartooo:date-scale/>
            <chart:title svg:x="7.065cm" svg:y="8.049cm" chart:style-name="ch7">
              <text:p>Year</text:p>
            </chart:title>
            <chart:categories table:cell-range-address="usa2all_agg_bucket.B1:usa2all_agg_bucket.P1"/>
          </chart:axis>
          <chart:axis chart:dimension="y" chart:name="primary-y" chart:style-name="ch8">
            <chart:title svg:x="0.451cm" svg:y="5.451cm" chart:style-name="ch9">
              <text:p>Value</text:p>
            </chart:title>
            <chart:grid chart:style-name="ch10" chart:class="major"/>
          </chart:axis>
          <chart:series chart:style-name="ch11" chart:values-cell-range-address="usa2all_agg_bucket.B2:usa2all_agg_bucket.P2" chart:label-cell-address="usa2all_agg_bucket.A2:usa2all_agg_bucket.A2" chart:class="chart:line">
            <chart:data-point chart:repeated="15"/>
          </chart:series>
          <chart:series chart:style-name="ch12" chart:values-cell-range-address="usa2all_agg_bucket.B3:usa2all_agg_bucket.P3" chart:label-cell-address="usa2all_agg_bucket.A3:usa2all_agg_bucket.A3" chart:class="chart:line">
            <chart:data-point chart:repeated="15"/>
          </chart:series>
          <chart:series chart:style-name="ch13" chart:values-cell-range-address="usa2all_agg_bucket.B4:usa2all_agg_bucket.P4" chart:label-cell-address="usa2all_agg_bucket.A4:usa2all_agg_bucket.A4" chart:class="chart:line">
            <chart:data-point chart:repeated="15"/>
          </chart:series>
          <chart:series chart:style-name="ch14" chart:values-cell-range-address="usa2all_agg_bucket.B5:usa2all_agg_bucket.P5" chart:label-cell-address="usa2all_agg_bucket.A5:usa2all_agg_bucket.A5" chart:class="chart:line">
            <chart:data-point chart:repeated="1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00</text:p>
                <draw:g>
                  <svg:desc>usa2all_agg_bucket.B1:usa2all_agg_bucket.P1</svg:desc>
                </draw:g>
              </table:table-cell>
              <table:table-cell office:value-type="string">
                <text:p>'01</text:p>
              </table:table-cell>
              <table:table-cell office:value-type="string">
                <text:p>'02</text:p>
              </table:table-cell>
              <table:table-cell office:value-type="string">
                <text:p>'03</text:p>
              </table:table-cell>
              <table:table-cell office:value-type="string">
                <text:p>'04</text:p>
              </table:table-cell>
              <table:table-cell office:value-type="string">
                <text:p>'05</text:p>
              </table:table-cell>
              <table:table-cell office:value-type="string">
                <text:p>'06</text:p>
              </table:table-cell>
              <table:table-cell office:value-type="string">
                <text:p>'07</text:p>
              </table:table-cell>
              <table:table-cell office:value-type="string">
                <text:p>'08</text:p>
              </table:table-cell>
              <table:table-cell office:value-type="string">
                <text:p>'09</text:p>
              </table:table-cell>
              <table:table-cell office:value-type="string">
                <text:p>'10</text:p>
              </table:table-cell>
              <table:table-cell office:value-type="string">
                <text:p>'11</text:p>
              </table:table-cell>
              <table:table-cell office:value-type="string">
                <text:p>'12</text:p>
              </table:table-cell>
              <table:table-cell office:value-type="string">
                <text:p>'13</text:p>
              </table:table-cell>
              <table:table-cell office:value-type="string">
                <text:p>'14</text:p>
              </table:table-cell>
            </table:table-row>
          </table:table-header-rows>
          <table:table-rows>
            <table:table-row>
              <table:table-cell office:value-type="string">
                <text:p>DVA</text:p>
                <draw:g>
                  <svg:desc>usa2all_agg_bucket.A2:usa2all_agg_bucket.A2</svg:desc>
                </draw:g>
              </table:table-cell>
              <table:table-cell office:value-type="float" office:value="727423.104725516">
                <text:p>727423.104725516</text:p>
                <draw:g>
                  <svg:desc>usa2all_agg_bucket.B2:usa2all_agg_bucket.P2</svg:desc>
                </draw:g>
              </table:table-cell>
              <table:table-cell office:value-type="float" office:value="695433.484729617">
                <text:p>695433.484729617</text:p>
              </table:table-cell>
              <table:table-cell office:value-type="float" office:value="681837.605419595">
                <text:p>681837.605419595</text:p>
              </table:table-cell>
              <table:table-cell office:value-type="float" office:value="709239.684865047">
                <text:p>709239.684865047</text:p>
              </table:table-cell>
              <table:table-cell office:value-type="float" office:value="791096.580689104">
                <text:p>791096.580689104</text:p>
              </table:table-cell>
              <table:table-cell office:value-type="float" office:value="869730.855562856">
                <text:p>869730.855562856</text:p>
              </table:table-cell>
              <table:table-cell office:value-type="float" office:value="990690.321205802">
                <text:p>990690.321205802</text:p>
              </table:table-cell>
              <table:table-cell office:value-type="float" office:value="1136648.88476809">
                <text:p>1136648.88476809</text:p>
              </table:table-cell>
              <table:table-cell office:value-type="float" office:value="1247468.4521452">
                <text:p>1247468.4521452</text:p>
              </table:table-cell>
              <table:table-cell office:value-type="float" office:value="1109360.2881778">
                <text:p>1109360.2881778</text:p>
              </table:table-cell>
              <table:table-cell office:value-type="float" office:value="1260727.46017516">
                <text:p>1260727.46017516</text:p>
              </table:table-cell>
              <table:table-cell office:value-type="float" office:value="1415620.50136639">
                <text:p>1415620.50136639</text:p>
              </table:table-cell>
              <table:table-cell office:value-type="float" office:value="1465931.35581351">
                <text:p>1465931.35581351</text:p>
              </table:table-cell>
              <table:table-cell office:value-type="float" office:value="1498718.56815273">
                <text:p>1498718.56815273</text:p>
              </table:table-cell>
              <table:table-cell office:value-type="float" office:value="1544752.2411059">
                <text:p>1544752.2411059</text:p>
              </table:table-cell>
            </table:table-row>
            <table:table-row>
              <table:table-cell office:value-type="string">
                <text:p>RDV</text:p>
                <draw:g>
                  <svg:desc>usa2all_agg_bucket.A3:usa2all_agg_bucket.A3</svg:desc>
                </draw:g>
              </table:table-cell>
              <table:table-cell office:value-type="float" office:value="95656.4957771083">
                <text:p>95656.4957771083</text:p>
                <draw:g>
                  <svg:desc>usa2all_agg_bucket.B3:usa2all_agg_bucket.P3</svg:desc>
                </draw:g>
              </table:table-cell>
              <table:table-cell office:value-type="float" office:value="88098.8442002186">
                <text:p>88098.8442002186</text:p>
              </table:table-cell>
              <table:table-cell office:value-type="float" office:value="86355.284716801">
                <text:p>86355.284716801</text:p>
              </table:table-cell>
              <table:table-cell office:value-type="float" office:value="87836.4481525239">
                <text:p>87836.4481525239</text:p>
              </table:table-cell>
              <table:table-cell office:value-type="float" office:value="96773.7531243862">
                <text:p>96773.7531243862</text:p>
              </table:table-cell>
              <table:table-cell office:value-type="float" office:value="101303.211113351">
                <text:p>101303.211113351</text:p>
              </table:table-cell>
              <table:table-cell office:value-type="float" office:value="109019.582914452">
                <text:p>109019.582914452</text:p>
              </table:table-cell>
              <table:table-cell office:value-type="float" office:value="110177.616329062">
                <text:p>110177.616329062</text:p>
              </table:table-cell>
              <table:table-cell office:value-type="float" office:value="108787.612656411">
                <text:p>108787.612656411</text:p>
              </table:table-cell>
              <table:table-cell office:value-type="float" office:value="86846.4441007493">
                <text:p>86846.4441007493</text:p>
              </table:table-cell>
              <table:table-cell office:value-type="float" office:value="104865.509120189">
                <text:p>104865.509120189</text:p>
              </table:table-cell>
              <table:table-cell office:value-type="float" office:value="109400.453021844">
                <text:p>109400.453021844</text:p>
              </table:table-cell>
              <table:table-cell office:value-type="float" office:value="113325.460783899">
                <text:p>113325.460783899</text:p>
              </table:table-cell>
              <table:table-cell office:value-type="float" office:value="113066.797637564">
                <text:p>113066.797637564</text:p>
              </table:table-cell>
              <table:table-cell office:value-type="float" office:value="121364.710606141">
                <text:p>121364.710606141</text:p>
              </table:table-cell>
            </table:table-row>
            <table:table-row>
              <table:table-cell office:value-type="string">
                <text:p>FVA</text:p>
                <draw:g>
                  <svg:desc>usa2all_agg_bucket.A4:usa2all_agg_bucket.A4</svg:desc>
                </draw:g>
              </table:table-cell>
              <table:table-cell office:value-type="float" office:value="61205.2450802603">
                <text:p>61205.2450802603</text:p>
                <draw:g>
                  <svg:desc>usa2all_agg_bucket.B4:usa2all_agg_bucket.P4</svg:desc>
                </draw:g>
              </table:table-cell>
              <table:table-cell office:value-type="float" office:value="52268.4005145385">
                <text:p>52268.4005145385</text:p>
              </table:table-cell>
              <table:table-cell office:value-type="float" office:value="49984.4715211614">
                <text:p>49984.4715211614</text:p>
              </table:table-cell>
              <table:table-cell office:value-type="float" office:value="53115.7179049466">
                <text:p>53115.7179049466</text:p>
              </table:table-cell>
              <table:table-cell office:value-type="float" office:value="66152.7297956397">
                <text:p>66152.7297956397</text:p>
              </table:table-cell>
              <table:table-cell office:value-type="float" office:value="79814.3769047199">
                <text:p>79814.3769047199</text:p>
              </table:table-cell>
              <table:table-cell office:value-type="float" office:value="98422.351446877">
                <text:p>98422.351446877</text:p>
              </table:table-cell>
              <table:table-cell office:value-type="float" office:value="111576.595107939">
                <text:p>111576.595107939</text:p>
              </table:table-cell>
              <table:table-cell office:value-type="float" office:value="138250.721064298">
                <text:p>138250.721064298</text:p>
              </table:table-cell>
              <table:table-cell office:value-type="float" office:value="91605.0128875596">
                <text:p>91605.0128875596</text:p>
              </table:table-cell>
              <table:table-cell office:value-type="float" office:value="118160.801489772">
                <text:p>118160.801489772</text:p>
              </table:table-cell>
              <table:table-cell office:value-type="float" office:value="153365.38292255">
                <text:p>153365.38292255</text:p>
              </table:table-cell>
              <table:table-cell office:value-type="float" office:value="160560.728187174">
                <text:p>160560.728187174</text:p>
              </table:table-cell>
              <table:table-cell office:value-type="float" office:value="161944.991915464">
                <text:p>161944.991915464</text:p>
              </table:table-cell>
              <table:table-cell office:value-type="float" office:value="164936.996462046">
                <text:p>164936.996462046</text:p>
              </table:table-cell>
            </table:table-row>
            <table:table-row>
              <table:table-cell office:value-type="string">
                <text:p>PDC</text:p>
                <draw:g>
                  <svg:desc>usa2all_agg_bucket.A5:usa2all_agg_bucket.A5</svg:desc>
                </draw:g>
              </table:table-cell>
              <table:table-cell office:value-type="float" office:value="33691.0477419801">
                <text:p>33691.0477419801</text:p>
                <draw:g>
                  <svg:desc>usa2all_agg_bucket.B5:usa2all_agg_bucket.P5</svg:desc>
                </draw:g>
              </table:table-cell>
              <table:table-cell office:value-type="float" office:value="27631.5104729943">
                <text:p>27631.5104729943</text:p>
              </table:table-cell>
              <table:table-cell office:value-type="float" office:value="26280.5188142456">
                <text:p>26280.5188142456</text:p>
              </table:table-cell>
              <table:table-cell office:value-type="float" office:value="27494.1494018182">
                <text:p>27494.1494018182</text:p>
              </table:table-cell>
              <table:table-cell office:value-type="float" office:value="34609.0922212137">
                <text:p>34609.0922212137</text:p>
              </table:table-cell>
              <table:table-cell office:value-type="float" office:value="40682.8567271411">
                <text:p>40682.8567271411</text:p>
              </table:table-cell>
              <table:table-cell office:value-type="float" office:value="49173.7302839626">
                <text:p>49173.7302839626</text:p>
              </table:table-cell>
              <table:table-cell office:value-type="float" office:value="53477.3207799119">
                <text:p>53477.3207799119</text:p>
              </table:table-cell>
              <table:table-cell office:value-type="float" office:value="62829.4801953112">
                <text:p>62829.4801953112</text:p>
              </table:table-cell>
              <table:table-cell office:value-type="float" office:value="39060.4953342342">
                <text:p>39060.4953342342</text:p>
              </table:table-cell>
              <table:table-cell office:value-type="float" office:value="53029.0236176184">
                <text:p>53029.0236176184</text:p>
              </table:table-cell>
              <table:table-cell office:value-type="float" office:value="68527.4574072868">
                <text:p>68527.4574072868</text:p>
              </table:table-cell>
              <table:table-cell office:value-type="float" office:value="69861.1585653267">
                <text:p>69861.1585653267</text:p>
              </table:table-cell>
              <table:table-cell office:value-type="float" office:value="72654.0623482986">
                <text:p>72654.0623482986</text:p>
              </table:table-cell>
              <table:table-cell office:value-type="float" office:value="75258.1415187004">
                <text:p>75258.14151870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MacOSX_X86_64 LibreOffice_project/ea7cb86e6eeb2bf3a5af73a8f7777ac57032152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text-style style:name="N100">
      <number:text-content/>
    </number:text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percentage="true" chart:include-hidden-cells="false" chart:auto-position="true" chart:auto-size="true" chart:treat-empty-cells="use-zero" chart:series-source="rows" chart:right-angled-axes="true"/>
    </style:style>
    <style:style style:name="ch6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1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1001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title svg:x="3.828cm" svg:y="0.315cm" chart:style-name="ch2">
          <text:p>Gross Exports Decomposition - Buckets</text:p>
        </chart:title>
        <chart:subtitle svg:x="4.724cm" svg:y="1.269cm" chart:style-name="ch3">
          <text:p>United States, 2000-2014 (% share)</text:p>
        </chart:subtitle>
        <chart:legend chart:legend-position="end" svg:x="14.533cm" svg:y="3.566cm" style:legend-expansion="high" chart:style-name="ch4"/>
        <chart:plot-area chart:style-name="ch5" table:cell-range-address="usa2all_agg_bucket.A1:usa2all_agg_bucket.P5" chart:data-source-has-labels="both" svg:x="1.302cm" svg:y="2.084cm" svg:width="12.911cm" svg:height="5.784cm">
          <chartooo:coordinate-region svg:x="2.699cm" svg:y="2.255cm" svg:width="11.109cm" svg:height="5.022cm"/>
          <chart:axis chart:dimension="x" chart:name="primary-x" chart:style-name="ch6" chartooo:axis-type="auto">
            <chartooo:date-scale/>
            <chart:title svg:x="7.359cm" svg:y="8.049cm" chart:style-name="ch7">
              <text:p>Year</text:p>
            </chart:title>
            <chart:categories table:cell-range-address="usa2all_agg_bucket.B1:usa2all_agg_bucket.P1"/>
          </chart:axis>
          <chart:axis chart:dimension="y" chart:name="primary-y" chart:style-name="ch8">
            <chart:title svg:x="0.451cm" svg:y="5.467cm" chart:style-name="ch9">
              <text:p>Share</text:p>
            </chart:title>
            <chart:grid chart:style-name="ch10" chart:class="major"/>
          </chart:axis>
          <chart:series chart:style-name="ch11" chart:values-cell-range-address="usa2all_agg_bucket.B2:usa2all_agg_bucket.P2" chart:label-cell-address="usa2all_agg_bucket.A2:usa2all_agg_bucket.A2" chart:class="chart:area">
            <chart:data-point chart:repeated="15"/>
          </chart:series>
          <chart:series chart:style-name="ch12" chart:values-cell-range-address="usa2all_agg_bucket.B3:usa2all_agg_bucket.P3" chart:label-cell-address="usa2all_agg_bucket.A3:usa2all_agg_bucket.A3" chart:class="chart:area">
            <chart:data-point chart:repeated="15"/>
          </chart:series>
          <chart:series chart:style-name="ch13" chart:values-cell-range-address="usa2all_agg_bucket.B4:usa2all_agg_bucket.P4" chart:label-cell-address="usa2all_agg_bucket.A4:usa2all_agg_bucket.A4" chart:class="chart:area">
            <chart:data-point chart:repeated="15"/>
          </chart:series>
          <chart:series chart:style-name="ch14" chart:values-cell-range-address="usa2all_agg_bucket.B5:usa2all_agg_bucket.P5" chart:label-cell-address="usa2all_agg_bucket.A5:usa2all_agg_bucket.A5" chart:class="chart:area">
            <chart:data-point chart:repeated="1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'00</text:p>
                <draw:g>
                  <svg:desc>usa2all_agg_bucket.B1:usa2all_agg_bucket.P1</svg:desc>
                </draw:g>
              </table:table-cell>
              <table:table-cell office:value-type="string">
                <text:p>'01</text:p>
              </table:table-cell>
              <table:table-cell office:value-type="string">
                <text:p>'02</text:p>
              </table:table-cell>
              <table:table-cell office:value-type="string">
                <text:p>'03</text:p>
              </table:table-cell>
              <table:table-cell office:value-type="string">
                <text:p>'04</text:p>
              </table:table-cell>
              <table:table-cell office:value-type="string">
                <text:p>'05</text:p>
              </table:table-cell>
              <table:table-cell office:value-type="string">
                <text:p>'06</text:p>
              </table:table-cell>
              <table:table-cell office:value-type="string">
                <text:p>'07</text:p>
              </table:table-cell>
              <table:table-cell office:value-type="string">
                <text:p>'08</text:p>
              </table:table-cell>
              <table:table-cell office:value-type="string">
                <text:p>'09</text:p>
              </table:table-cell>
              <table:table-cell office:value-type="string">
                <text:p>'10</text:p>
              </table:table-cell>
              <table:table-cell office:value-type="string">
                <text:p>'11</text:p>
              </table:table-cell>
              <table:table-cell office:value-type="string">
                <text:p>'12</text:p>
              </table:table-cell>
              <table:table-cell office:value-type="string">
                <text:p>'13</text:p>
              </table:table-cell>
              <table:table-cell office:value-type="string">
                <text:p>'14</text:p>
              </table:table-cell>
            </table:table-row>
          </table:table-header-rows>
          <table:table-rows>
            <table:table-row>
              <table:table-cell office:value-type="string">
                <text:p>DVA</text:p>
                <draw:g>
                  <svg:desc>usa2all_agg_bucket.A2:usa2all_agg_bucket.A2</svg:desc>
                </draw:g>
              </table:table-cell>
              <table:table-cell office:value-type="float" office:value="727423.104725516">
                <text:p>727423.104725516</text:p>
                <draw:g>
                  <svg:desc>usa2all_agg_bucket.B2:usa2all_agg_bucket.P2</svg:desc>
                </draw:g>
              </table:table-cell>
              <table:table-cell office:value-type="float" office:value="695433.484729617">
                <text:p>695433.484729617</text:p>
              </table:table-cell>
              <table:table-cell office:value-type="float" office:value="681837.605419595">
                <text:p>681837.605419595</text:p>
              </table:table-cell>
              <table:table-cell office:value-type="float" office:value="709239.684865047">
                <text:p>709239.684865047</text:p>
              </table:table-cell>
              <table:table-cell office:value-type="float" office:value="791096.580689104">
                <text:p>791096.580689104</text:p>
              </table:table-cell>
              <table:table-cell office:value-type="float" office:value="869730.855562856">
                <text:p>869730.855562856</text:p>
              </table:table-cell>
              <table:table-cell office:value-type="float" office:value="990690.321205802">
                <text:p>990690.321205802</text:p>
              </table:table-cell>
              <table:table-cell office:value-type="float" office:value="1136648.88476809">
                <text:p>1136648.88476809</text:p>
              </table:table-cell>
              <table:table-cell office:value-type="float" office:value="1247468.4521452">
                <text:p>1247468.4521452</text:p>
              </table:table-cell>
              <table:table-cell office:value-type="float" office:value="1109360.2881778">
                <text:p>1109360.2881778</text:p>
              </table:table-cell>
              <table:table-cell office:value-type="float" office:value="1260727.46017516">
                <text:p>1260727.46017516</text:p>
              </table:table-cell>
              <table:table-cell office:value-type="float" office:value="1415620.50136639">
                <text:p>1415620.50136639</text:p>
              </table:table-cell>
              <table:table-cell office:value-type="float" office:value="1465931.35581351">
                <text:p>1465931.35581351</text:p>
              </table:table-cell>
              <table:table-cell office:value-type="float" office:value="1498718.56815273">
                <text:p>1498718.56815273</text:p>
              </table:table-cell>
              <table:table-cell office:value-type="float" office:value="1544752.2411059">
                <text:p>1544752.2411059</text:p>
              </table:table-cell>
            </table:table-row>
            <table:table-row>
              <table:table-cell office:value-type="string">
                <text:p>RDV</text:p>
                <draw:g>
                  <svg:desc>usa2all_agg_bucket.A3:usa2all_agg_bucket.A3</svg:desc>
                </draw:g>
              </table:table-cell>
              <table:table-cell office:value-type="float" office:value="95656.4957771083">
                <text:p>95656.4957771083</text:p>
                <draw:g>
                  <svg:desc>usa2all_agg_bucket.B3:usa2all_agg_bucket.P3</svg:desc>
                </draw:g>
              </table:table-cell>
              <table:table-cell office:value-type="float" office:value="88098.8442002186">
                <text:p>88098.8442002186</text:p>
              </table:table-cell>
              <table:table-cell office:value-type="float" office:value="86355.284716801">
                <text:p>86355.284716801</text:p>
              </table:table-cell>
              <table:table-cell office:value-type="float" office:value="87836.4481525239">
                <text:p>87836.4481525239</text:p>
              </table:table-cell>
              <table:table-cell office:value-type="float" office:value="96773.7531243862">
                <text:p>96773.7531243862</text:p>
              </table:table-cell>
              <table:table-cell office:value-type="float" office:value="101303.211113351">
                <text:p>101303.211113351</text:p>
              </table:table-cell>
              <table:table-cell office:value-type="float" office:value="109019.582914452">
                <text:p>109019.582914452</text:p>
              </table:table-cell>
              <table:table-cell office:value-type="float" office:value="110177.616329062">
                <text:p>110177.616329062</text:p>
              </table:table-cell>
              <table:table-cell office:value-type="float" office:value="108787.612656411">
                <text:p>108787.612656411</text:p>
              </table:table-cell>
              <table:table-cell office:value-type="float" office:value="86846.4441007493">
                <text:p>86846.4441007493</text:p>
              </table:table-cell>
              <table:table-cell office:value-type="float" office:value="104865.509120189">
                <text:p>104865.509120189</text:p>
              </table:table-cell>
              <table:table-cell office:value-type="float" office:value="109400.453021844">
                <text:p>109400.453021844</text:p>
              </table:table-cell>
              <table:table-cell office:value-type="float" office:value="113325.460783899">
                <text:p>113325.460783899</text:p>
              </table:table-cell>
              <table:table-cell office:value-type="float" office:value="113066.797637564">
                <text:p>113066.797637564</text:p>
              </table:table-cell>
              <table:table-cell office:value-type="float" office:value="121364.710606141">
                <text:p>121364.710606141</text:p>
              </table:table-cell>
            </table:table-row>
            <table:table-row>
              <table:table-cell office:value-type="string">
                <text:p>FVA</text:p>
                <draw:g>
                  <svg:desc>usa2all_agg_bucket.A4:usa2all_agg_bucket.A4</svg:desc>
                </draw:g>
              </table:table-cell>
              <table:table-cell office:value-type="float" office:value="61205.2450802603">
                <text:p>61205.2450802603</text:p>
                <draw:g>
                  <svg:desc>usa2all_agg_bucket.B4:usa2all_agg_bucket.P4</svg:desc>
                </draw:g>
              </table:table-cell>
              <table:table-cell office:value-type="float" office:value="52268.4005145385">
                <text:p>52268.4005145385</text:p>
              </table:table-cell>
              <table:table-cell office:value-type="float" office:value="49984.4715211614">
                <text:p>49984.4715211614</text:p>
              </table:table-cell>
              <table:table-cell office:value-type="float" office:value="53115.7179049466">
                <text:p>53115.7179049466</text:p>
              </table:table-cell>
              <table:table-cell office:value-type="float" office:value="66152.7297956397">
                <text:p>66152.7297956397</text:p>
              </table:table-cell>
              <table:table-cell office:value-type="float" office:value="79814.3769047199">
                <text:p>79814.3769047199</text:p>
              </table:table-cell>
              <table:table-cell office:value-type="float" office:value="98422.351446877">
                <text:p>98422.351446877</text:p>
              </table:table-cell>
              <table:table-cell office:value-type="float" office:value="111576.595107939">
                <text:p>111576.595107939</text:p>
              </table:table-cell>
              <table:table-cell office:value-type="float" office:value="138250.721064298">
                <text:p>138250.721064298</text:p>
              </table:table-cell>
              <table:table-cell office:value-type="float" office:value="91605.0128875596">
                <text:p>91605.0128875596</text:p>
              </table:table-cell>
              <table:table-cell office:value-type="float" office:value="118160.801489772">
                <text:p>118160.801489772</text:p>
              </table:table-cell>
              <table:table-cell office:value-type="float" office:value="153365.38292255">
                <text:p>153365.38292255</text:p>
              </table:table-cell>
              <table:table-cell office:value-type="float" office:value="160560.728187174">
                <text:p>160560.728187174</text:p>
              </table:table-cell>
              <table:table-cell office:value-type="float" office:value="161944.991915464">
                <text:p>161944.991915464</text:p>
              </table:table-cell>
              <table:table-cell office:value-type="float" office:value="164936.996462046">
                <text:p>164936.996462046</text:p>
              </table:table-cell>
            </table:table-row>
            <table:table-row>
              <table:table-cell office:value-type="string">
                <text:p>PDC</text:p>
                <draw:g>
                  <svg:desc>usa2all_agg_bucket.A5:usa2all_agg_bucket.A5</svg:desc>
                </draw:g>
              </table:table-cell>
              <table:table-cell office:value-type="float" office:value="33691.0477419801">
                <text:p>33691.0477419801</text:p>
                <draw:g>
                  <svg:desc>usa2all_agg_bucket.B5:usa2all_agg_bucket.P5</svg:desc>
                </draw:g>
              </table:table-cell>
              <table:table-cell office:value-type="float" office:value="27631.5104729943">
                <text:p>27631.5104729943</text:p>
              </table:table-cell>
              <table:table-cell office:value-type="float" office:value="26280.5188142456">
                <text:p>26280.5188142456</text:p>
              </table:table-cell>
              <table:table-cell office:value-type="float" office:value="27494.1494018182">
                <text:p>27494.1494018182</text:p>
              </table:table-cell>
              <table:table-cell office:value-type="float" office:value="34609.0922212137">
                <text:p>34609.0922212137</text:p>
              </table:table-cell>
              <table:table-cell office:value-type="float" office:value="40682.8567271411">
                <text:p>40682.8567271411</text:p>
              </table:table-cell>
              <table:table-cell office:value-type="float" office:value="49173.7302839626">
                <text:p>49173.7302839626</text:p>
              </table:table-cell>
              <table:table-cell office:value-type="float" office:value="53477.3207799119">
                <text:p>53477.3207799119</text:p>
              </table:table-cell>
              <table:table-cell office:value-type="float" office:value="62829.4801953112">
                <text:p>62829.4801953112</text:p>
              </table:table-cell>
              <table:table-cell office:value-type="float" office:value="39060.4953342342">
                <text:p>39060.4953342342</text:p>
              </table:table-cell>
              <table:table-cell office:value-type="float" office:value="53029.0236176184">
                <text:p>53029.0236176184</text:p>
              </table:table-cell>
              <table:table-cell office:value-type="float" office:value="68527.4574072868">
                <text:p>68527.4574072868</text:p>
              </table:table-cell>
              <table:table-cell office:value-type="float" office:value="69861.1585653267">
                <text:p>69861.1585653267</text:p>
              </table:table-cell>
              <table:table-cell office:value-type="float" office:value="72654.0623482986">
                <text:p>72654.0623482986</text:p>
              </table:table-cell>
              <table:table-cell office:value-type="float" office:value="75258.1415187004">
                <text:p>75258.14151870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MacOSX_X86_64 LibreOffice_project/ea7cb86e6eeb2bf3a5af73a8f7777ac57032152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